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e4522" officeooo:paragraph-rsid="000e4522"/>
    </style:style>
    <style:style style:name="P2" style:family="paragraph" style:parent-style-name="Text_20_body">
      <style:text-properties officeooo:rsid="003fcf34" officeooo:paragraph-rsid="003fcf34"/>
    </style:style>
    <style:style style:name="P3" style:family="paragraph" style:parent-style-name="Standard" style:list-style-name="L1"/>
    <style:style style:name="P4" style:family="paragraph" style:parent-style-name="Heading_20_1" style:list-style-name=""/>
    <style:style style:name="T1" style:family="text">
      <style:text-properties officeooo:rsid="003fcf34"/>
    </style:style>
    <style:style style:name="T2" style:family="text">
      <style:text-properties officeooo:rsid="004892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jercicio XML y JSON – <text:span text:style-name="T2">Enunciado</text:span></text:p>
      <text:h text:style-name="Heading_20_1" text:outline-level="1"><text:bookmark-start text:name="__RefHeading___Toc237_632346624"/>E<text:span text:style-name="T1">JERCICIO</text:span><text:bookmark-end text:name="__RefHeading___Toc237_632346624"/></text:h>
      <text:p text:style-name="P2">En una planta de envasado de líquidos, disponen de 5 tipos de envases, 3 tipos de contenedores para empaquetar grupos de envases y 10 tipos de líquidos que pueden ser almacenados en los envases. Sin embargo, hay ciertas restricciones en los líquidos que pueden ser almacenados en cada envase y los tamaños de los envases hacen que no se pueda almacenar todos los envases en todos los contenedores.</text:p>
      <text:list xml:id="list4509961836720986776" text:style-name="L1">
        <text:list-item>
          <text:p text:style-name="P3">Tenemos contenedores:</text:p>
          <text:list>
            <text:list-item>
              <text:p text:style-name="P3">Grandes, acepta envases grandes</text:p>
            </text:list-item>
            <text:list-item>
              <text:p text:style-name="P3">Medianos, no acepta envases grandes</text:p>
            </text:list-item>
            <text:list-item>
              <text:p text:style-name="P3">Verticales, acepta envases altos</text:p>
            </text:list-item>
          </text:list>
        </text:list-item>
        <text:list-item>
          <text:p text:style-name="P3">Tenemos envases:</text:p>
          <text:list>
            <text:list-item>
              <text:p text:style-name="P3">Grande ancho, válido para alimentos</text:p>
            </text:list-item>
            <text:list-item>
              <text:p text:style-name="P3">Grande alto, válido para alimentos</text:p>
            </text:list-item>
            <text:list-item>
              <text:p text:style-name="P3">Mediano ancho, válido para alimentos</text:p>
            </text:list-item>
            <text:list-item>
              <text:p text:style-name="P3">Mediano alto, resistente a sustancias corrosivas</text:p>
            </text:list-item>
            <text:list-item>
              <text:p text:style-name="P3">Pequeño, resistente a sustancias corrosivas</text:p>
            </text:list-item>
          </text:list>
        </text:list-item>
        <text:list-item>
          <text:p text:style-name="P3">Tenemos líquidos:</text:p>
          <text:list>
            <text:list-item>
              <text:p text:style-name="P3">Agua</text:p>
            </text:list-item>
            <text:list-item>
              <text:p text:style-name="P3">Leche</text:p>
            </text:list-item>
            <text:list-item>
              <text:p text:style-name="P3">Lejía</text:p>
            </text:list-item>
            <text:list-item>
              <text:p text:style-name="P3">Amoniaco</text:p>
            </text:list-item>
            <text:list-item>
              <text:p text:style-name="P3">Jabón</text:p>
            </text:list-item>
            <text:list-item>
              <text:p text:style-name="P3">Aguarrás</text:p>
            </text:list-item>
            <text:list-item>
              <text:p text:style-name="P3">Gasolina</text:p>
            </text:list-item>
            <text:list-item>
              <text:p text:style-name="P3">Aceite</text:p>
            </text:list-item>
            <text:list-item>
              <text:p text:style-name="P3">Vinagre</text:p>
            </text:list-item>
            <text:list-item>
              <text:p text:style-name="P3">Alcohol</text:p>
            </text:list-item>
          </text:list>
        </text:list-item>
      </text:list>
      <text:p text:style-name="P2">Para estos líquidos, envases y contenedores, crear tanto un fichero XML, como un fichero JSON que represente esta información relativa a lo que puede ser almacenado en cada uno de los tres niveles.</text:p>
      <text:h text:style-name="P4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99cm" fo:margin-bottom="0.101cm" loext:contextual-spacing="false" fo:line-height="120%" fo:keep-together="always" style:page-number="auto"/>
      <style:text-properties officeooo:rsid="0040693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eeeeee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eeeeee" fo:padding="0.049cm" fo:border="0.06pt solid #000000" style:shadow="none"/>
      <style:text-properties style:font-name="Liberation Serif1" fo:font-family="'Liberation Serif'" style:font-style-name="Normal" style:font-family-generic="roman" style:font-pitch="variable" fo:font-size="9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e4522" officeooo:paragraph-rsid="000e4522"/>
    </style:style>
    <style:style style:name="MT1" style:family="text">
      <style:text-properties officeooo:rsid="003fcf34"/>
    </style:style>
    <style:page-layout style:name="Mpm1">
      <style:page-layout-properties fo:page-width="21.001cm" fo:page-height="29.7cm" style:num-format="1" style:print-orientation="portrait" fo:margin-top="1.401cm" fo:margin-bottom="1.40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Ejercicio XML y JSON - Enunciado</text:span><text:tab/><text:tab/>Página 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21:21:25.586480045</meta:creation-date>
    <dc:date>2017-10-04T00:03:35.910155695</dc:date>
    <meta:editing-duration>PT4H54M6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193" meta:character-count="1114" meta:non-whitespace-character-count="966"/>
  </office:meta>
</office:document-meta>
</file>